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teor.js is a full-stack JavaScript framework for building modern web applications. It allows for rapid development by providing an integrated stack of technologies and libraries. Below is a detailed directory structure for a typical Meteor.js project along with explanations of each directory:</text:p>
      <text:p text:style-name="P1"/>
      <text:p text:style-name="Preformatted_20_Text"><text:span text:style-name="Source_20_Text">project-root/</text:span></text:p>
      <text:p text:style-name="Preformatted_20_Text"><text:span text:style-name="Source_20_Text">│</text:span></text:p>
      <text:p text:style-name="Preformatted_20_Text"><text:span text:style-name="Source_20_Text">├── .meteor/ <text:s text:c="16"/># Meteor's internal directory containing build and configuration files</text:span></text:p>
      <text:p text:style-name="Preformatted_20_Text"><text:span text:style-name="Source_20_Text">│ <text:s text:c="2"/>├── packages <text:s text:c="12"/># List of installed Meteor packages and their versions</text:span></text:p>
      <text:p text:style-name="Preformatted_20_Text"><text:span text:style-name="Source_20_Text">│ <text:s text:c="2"/>├── versions <text:s text:c="12"/># Meteor's core and installed packages' versions</text:span></text:p>
      <text:p text:style-name="Preformatted_20_Text"><text:span text:style-name="Source_20_Text">│ <text:s text:c="2"/>├── release <text:s text:c="13"/># Meteor's release information</text:span></text:p>
      <text:p text:style-name="Preformatted_20_Text"><text:span text:style-name="Source_20_Text">│ <text:s text:c="2"/>└── ... <text:s text:c="17"/># Other Meteor-specific files</text:span></text:p>
      <text:p text:style-name="Preformatted_20_Text"><text:span text:style-name="Source_20_Text">│</text:span></text:p>
      <text:p text:style-name="Preformatted_20_Text"><text:span text:style-name="Source_20_Text">├── client/ <text:s text:c="17"/># Client-side code</text:span></text:p>
      <text:p text:style-name="Preformatted_20_Text"><text:span text:style-name="Source_20_Text">│ <text:s text:c="2"/>├── main.html <text:s text:c="11"/># Entry point for HTML on the client side</text:span></text:p>
      <text:p text:style-name="Preformatted_20_Text"><text:span text:style-name="Source_20_Text">│ <text:s text:c="2"/>└── main.js <text:s text:c="13"/># Entry point for JavaScript on the client side</text:span></text:p>
      <text:p text:style-name="Preformatted_20_Text"><text:span text:style-name="Source_20_Text">│</text:span></text:p>
      <text:p text:style-name="Preformatted_20_Text"><text:span text:style-name="Source_20_Text">├── server/ <text:s text:c="17"/># Server-side code</text:span></text:p>
      <text:p text:style-name="Preformatted_20_Text"><text:span text:style-name="Source_20_Text">│ <text:s text:c="2"/>└── main.js <text:s text:c="13"/># Entry point for JavaScript on the server side</text:span></text:p>
      <text:p text:style-name="Preformatted_20_Text"><text:span text:style-name="Source_20_Text">│</text:span></text:p>
      <text:p text:style-name="Preformatted_20_Text"><text:span text:style-name="Source_20_Text">├── imports/ <text:s text:c="16"/># Modularized code (shared between client and server)</text:span></text:p>
      <text:p text:style-name="Preformatted_20_Text"><text:span text:style-name="Source_20_Text">│ <text:s text:c="2"/>├── api/ <text:s text:c="16"/># Files defining server-side methods and publications</text:span></text:p>
      <text:p text:style-name="Preformatted_20_Text"><text:span text:style-name="Source_20_Text">│ <text:s text:c="2"/>├── startup/ <text:s text:c="12"/># Files to be run on startup (both client and server)</text:span></text:p>
      <text:p text:style-name="Preformatted_20_Text"><text:span text:style-name="Source_20_Text">│ <text:s text:c="2"/>├── ui/ <text:s text:c="17"/># User interface related files (components, layouts, etc.)</text:span></text:p>
      <text:p text:style-name="Preformatted_20_Text"><text:span text:style-name="Source_20_Text">│ <text:s text:c="2"/>└── utils/ <text:s text:c="14"/># Utility functions and modules</text:span></text:p>
      <text:p text:style-name="Preformatted_20_Text"><text:span text:style-name="Source_20_Text">│</text:span></text:p>
      <text:p text:style-name="Preformatted_20_Text"><text:span text:style-name="Source_20_Text">├── public/ <text:s text:c="17"/># Publicly accessible files</text:span></text:p>
      <text:p text:style-name="Preformatted_20_Text"><text:span text:style-name="Source_20_Text">│ <text:s text:c="2"/>├── fonts/ <text:s text:c="14"/># Font files</text:span></text:p>
      <text:p text:style-name="Preformatted_20_Text"><text:span text:style-name="Source_20_Text">│ <text:s text:c="2"/>├── images/ <text:s text:c="13"/># Image files</text:span></text:p>
      <text:p text:style-name="Preformatted_20_Text"><text:span text:style-name="Source_20_Text">│ <text:s text:c="2"/>└── ... <text:s text:c="17"/># Other static assets</text:span></text:p>
      <text:p text:style-name="Preformatted_20_Text"><text:span text:style-name="Source_20_Text">│</text:span></text:p>
      <text:p text:style-name="Preformatted_20_Text"><text:span text:style-name="Source_20_Text">├── private/ <text:s text:c="16"/># Private files</text:span></text:p>
      <text:p text:style-name="Preformatted_20_Text"><text:span text:style-name="Source_20_Text">│ <text:s text:c="2"/>└── ... <text:s text:c="17"/># Files accessible only on the server</text:span></text:p>
      <text:p text:style-name="Preformatted_20_Text"><text:span text:style-name="Source_20_Text">│</text:span></text:p>
      <text:p text:style-name="Preformatted_20_Text"><text:span text:style-name="Source_20_Text">├── tests/ <text:s text:c="18"/># Test files</text:span></text:p>
      <text:p text:style-name="Preformatted_20_Text"><text:span text:style-name="Source_20_Text">│ <text:s text:c="2"/>├── client/ <text:s text:c="13"/># Client-side tests</text:span></text:p>
      <text:p text:style-name="Preformatted_20_Text"><text:span text:style-name="Source_20_Text">│ <text:s text:c="2"/>└── server/ <text:s text:c="13"/># Server-side tests</text:span></text:p>
      <text:p text:style-name="Preformatted_20_Text"><text:span text:style-name="Source_20_Text">│</text:span></text:p>
      <text:p text:style-name="Preformatted_20_Text"><text:span text:style-name="Source_20_Text">├── packages/ <text:s text:c="15"/># Custom packages (if any)</text:span></text:p>
      <text:p text:style-name="Preformatted_20_Text"><text:span text:style-name="Source_20_Text">│ <text:s text:c="2"/>└── ... <text:s text:c="17"/># Custom packages directory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1"/># Node.js modules (managed by npm or yarn)</text:span></text:p>
      <text:p text:style-name="Preformatted_20_Text"><text:span text:style-name="Source_20_Text">│ <text:s text:c="2"/>└── ... <text:s text:c="17"/># Node.js modules directory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List of files to ignore in version control</text:span></text:p>
      <text:p text:style-name="Preformatted_20_Text"><text:span text:style-name="Source_20_Text">├── package.json <text:s text:c="12"/># Node.js package configuration</text:span></text:p>
      <text:p text:style-name="P1"><text:span text:style-name="Source_20_Text">└── README.md <text:s text:c="15"/># Project documentation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">Explanation of directories:</text:p>
      <text:list text:style-name="L1">
        <text:list-item>
          <text:p text:style-name="P2"><text:span text:style-name="Source_20_Text">.meteor/</text:span>: This directory contains all the internal files and configurations related to Meteor. You typically don't need to touch anything inside it manually.</text:p>
        </text:list-item>
        <text:list-item>
          <text:p text:style-name="P2"><text:span text:style-name="Source_20_Text">client/</text:span>: Contains client-side code such as HTML templates and JavaScript files that are only executed on the client.</text:p>
        </text:list-item>
        <text:list-item>
          <text:p text:style-name="P2"><text:span text:style-name="Source_20_Text">server/</text:span>: Contains server-side code such as API endpoints and server-side logic.</text:p>
        </text:list-item>
        <text:list-item>
          <text:p text:style-name="P2"><text:span text:style-name="Source_20_Text">imports/</text:span>: This directory is often used to organize code in a modular way. It contains code that is shared between the client and server or utility functions that can be reused.</text:p>
        </text:list-item>
        <text:list-item>
          <text:p text:style-name="P2"><text:span text:style-name="Source_20_Text">public/</text:span>: Contains publicly accessible files such as static assets (images, fonts, etc.). These files are served directly to the client.</text:p>
        </text:list-item>
        <text:list-item>
          <text:p text:style-name="P2"><text:span text:style-name="Source_20_Text">private/</text:span>: Contains files that should be kept private and are only accessible on the server.</text:p>
        </text:list-item>
        <text:list-item>
          <text:p text:style-name="P2"><text:span text:style-name="Source_20_Text">tests/</text:span>: Contains tests for client-side and server-side code.</text:p>
        </text:list-item>
        <text:list-item>
          <text:p text:style-name="P2"><text:span text:style-name="Source_20_Text">packages/</text:span>: If you're using custom packages, you can place them here.</text:p>
        </text:list-item>
        <text:list-item>
          <text:p text:style-name="P2"><text:span text:style-name="Source_20_Text">node_modules/</text:span>: Contains Node.js modules installed via npm or yarn. Meteor manages these dependencies internally.</text:p>
        </text:list-item>
        <text:list-item>
          <text:p text:style-name="P2"><text:span text:style-name="Source_20_Text">.gitignore</text:span>: Specifies which files and directories should be ignored by version control systems like Git.</text:p>
        </text:list-item>
        <text:list-item>
          <text:p text:style-name="P2"><text:span text:style-name="Source_20_Text">package.json</text:span>: Configuration file for Node.js packages.</text:p>
        </text:list-item>
        <text:list-item>
          <text:p text:style-name="P2"><text:span text:style-name="Source_20_Text">README.md</text:span>: Documentation for the project.</text:p>
        </text:list-item>
      </text:list>
      <text:p text:style-name="Text_20_body">Meteor.js allows for flexible project structures, so you may see variations in directory organization depending on the project's needs and preferenc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4:10:58.149639160</meta:creation-date>
    <dc:date>2024-03-06T14:19:17.358593510</dc:date>
    <meta:editing-duration>PT8M19S</meta:editing-duration>
    <meta:editing-cycles>1</meta:editing-cycles>
    <meta:document-statistic meta:table-count="0" meta:image-count="0" meta:object-count="0" meta:page-count="2" meta:paragraph-count="57" meta:word-count="522" meta:character-count="3660" meta:non-whitespace-character-count="2714"/>
    <meta:generator>LibreOffice/7.6.5.2$Linux_X86_64 LibreOffice_project/60$Build-2</meta:generator>
  </office:meta>
</office:document-meta>
</file>